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list-style-name="L1"/>
    <style:style style:name="P2" style:family="paragraph" style:list-style-name="L1" style:master-page-name="Standard">
      <style:paragraph-properties style:page-number="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8193990" text:style-name="L1">
        <text:list-item>
          <text:p text:style-name="Standard"/>
        </text:list-item>
        <text:list-item>
          <text:p text:style-name="Standard">Яке найнезвичніше місце, де ви кохалися?</text:p>
        </text:list-item>
        <text:list-item>
          <text:p text:style-name="Standard">Який сексуальний акт у вас був, та більше ніколи не зробите?</text:p>
        </text:list-item>
        <text:list-item>
          <text:p text:style-name="Standard">Що вам подобається під час прелюдії?</text:p>
        </text:list-item>
        <text:list-item>
          <text:p text:style-name="Standard">Який найкращий оргазм у вас коли-небудь був?</text:p>
        </text:list-item>
        <text:list-item>
          <text:p text:style-name="Standard">Коли ви востаннє мастурбували?</text:p>
        </text:list-item>
        <text:list-item>
          <text:p text:style-name="Standard">Яка улюблена позиція?</text:p>
        </text:list-item>
        <text:list-item>
          <text:p text:style-name="Standard">Як ви себе почуваєте, торкаючись себе?</text:p>
        </text:list-item>
        <text:list-item>
          <text:p text:style-name="Standard">Що найперше інтимного ви зробили б, якби прокинулися як протилежної статі?</text:p>
        </text:list-item>
        <text:list-item>
          <text:p text:style-name="Standard">Ви віддаєте перевагу мати домінуючого, покірного або нейтрального партнера? Поясніть, чому?</text:p>
        </text:list-item>
        <text:list-item>
          <text:p text:style-name="Standard">Ви любите слухати музику, займаючись сексом?</text:p>
        </text:list-item>
        <text:list-item>
          <text:p text:style-name="Standard">Ви коли-небудь спостерігали, як інша пара займається сексом?</text:p>
        </text:list-item>
        <text:list-item>
          <text:p text:style-name="Standard">Яка найсмішніша фантазія у вас коли-небудь була, що насправді здійснилася?</text:p>
        </text:list-item>
        <text:list-item>
          <text:p text:style-name="Standard">Яким був ваш перший досвід сексу?</text:p>
        </text:list-item>
        <text:list-item>
          <text:p text:style-name="Standard">Який найдовший проміжок часу ви були без сексу?</text:p>
        </text:list-item>
        <text:list-item>
          <text:p text:style-name="Standard">Ви коли-небудь експериментували з особою тієї ж статі?</text:p>
        </text:list-item>
        <text:list-item>
          <text:p text:style-name="Standard">Які найсексуальніші речі вам казали?</text:p>
        </text:list-item>
        <text:list-item>
          <text:p text:style-name="Standard">У вас коли-небудь була історія одноденного сексу?</text:p>
        </text:list-item>
        <text:list-item>
          <text:p text:style-name="Standard">Яка ваша таємна фантазія?</text:p>
        </text:list-item>
        <text:list-item>
          <text:p text:style-name="Standard">Спробуйте довести до оргазму партнера за 5 хвилин.</text:p>
        </text:list-item>
        <text:list-item>
          <text:p text:style-name="Standard">Надішліть голого селфі своєму партнеру.</text:p>
        </text:list-item>
        <text:list-item>
          <text:p text:style-name="Standard">Отримайте задоволення протягом 5 хвилин, партнер не торгається вас нічим крім голови.</text:p>
        </text:list-item>
        <text:list-item>
          <text:p text:style-name="Standard">Зробіть секс-стрічку.</text:p>
        </text:list-item>
        <text:list-item>
          <text:p text:style-name="Standard">Перегляньте порно відео і дійте як вони.</text:p>
        </text:list-item>
        <text:list-item>
          <text:p text:style-name="Standard">Виконай стриптиз.</text:p>
        </text:list-item>
        <text:list-item>
          <text:p text:style-name="Standard">Поцілуй кохання в шию.</text:p>
        </text:list-item>
        <text:list-item>
          <text:p text:style-name="Standard">Оближи соски свого партнера.</text:p>
        </text:list-item>
        <text:list-item>
          <text:p text:style-name="Standard">Замовте секс-іграшку онлайн.</text:p>
        </text:list-item>
        <text:list-item>
          <text:p text:style-name="Standard">Роздягніть партнера однією рукою.</text:p>
        </text:list-item>
        <text:list-item>
          <text:p text:style-name="Standard">Масажуйте свого партнера.</text:p>
        </text:list-item>
        <text:list-item>
          <text:p text:style-name="Standard">Надішліть неслухняне текстове повідомлення коханню.</text:p>
        </text:list-item>
        <text:list-item>
          <text:p text:style-name="Standard">Облизать груди партнера.</text:p>
        </text:list-item>
        <text:list-item>
          <text:p text:style-name="Standard">Покладіть збиті вершки, або що вам до вподоби, на тіло свого партнера і оближте його.</text:p>
        </text:list-item>
        <text:list-item>
          <text:p text:style-name="Standard">Язиком поцілуй свого партнера там, де він / вона хоче.</text:p>
        </text:list-item>
        <text:list-item>
          <text:p text:style-name="Standard">Роздирайте свого партнера лише мовою, розкажи що і як ти хочеш зробити.</text:p>
        </text:list-item>
        <text:list-item>
          <text:p text:style-name="Standard">Зніміть нижню білизну партнера без рук.</text:p>
        </text:list-item>
        <text:list-item>
          <text:p text:style-name="Standard">Надягніть очі і нехай ваш партнер робить те, що він хоче. 10 хвилин.</text:p>
        </text:list-item>
        <text:list-item>
          <text:p text:style-name="Standard">Подаруй мастурбацію.</text:p>
        </text:list-item>
        <text:list-item>
          <text:p text:style-name="Standard">Відшльопай свого партнера.</text:p>
        </text:list-item>
        <text:list-item>
          <text:p text:style-name="Standard">Пристрасно поцілуй свого партнера.</text:p>
        </text:list-item>
        <text:list-item>
          <text:p text:style-name="Standard">Що найцікавіше, що ти робив під час сексу?</text:p>
        </text:list-item>
        <text:list-item>
          <text:p text:style-name="Standard"><text:soft-page-break/>Ви коли-небудь були свідками того, що люди займаються сексом?</text:p>
        </text:list-item>
        <text:list-item>
          <text:p text:style-name="Standard">Ви залишаєте світло увімкненим чи вимкненим під час сексу?</text:p>
        </text:list-item>
        <text:list-item>
          <text:p text:style-name="Standard">Яке улюблене місце для сексу?</text:p>
        </text:list-item>
        <text:list-item>
          <text:p text:style-name="Standard">Неслухняні розмови викликають у вас збудження?</text:p>
        </text:list-item>
        <text:list-item>
          <text:p text:style-name="Standard">Ви коли-небудь підробляли оргазм?</text:p>
        </text:list-item>
        <text:list-item>
          <text:p text:style-name="Standard">Ви б краще подарували чи отримали задоволення?</text:p>
        </text:list-item>
        <text:list-item>
          <text:p text:style-name="Standard">Ви коли-небудь фантазували про вчителя?</text:p>
        </text:list-item>
        <text:list-item>
          <text:p text:style-name="Standard">Що найшвидше хтось завів вас у ліжко, і як?</text:p>
        </text:list-item>
        <text:list-item>
          <text:p text:style-name="Standard">Яке улюблене становище під час сексу? Поясніть, чому?</text:p>
        </text:list-item>
        <text:list-item>
          <text:p text:style-name="Standard">Який сексуальний акт ти ніколи не робиш?</text:p>
        </text:list-item>
        <text:list-item>
          <text:p text:style-name="Standard">На чому інтимно-брудному вас хтось спіймав?</text:p>
        </text:list-item>
        <text:list-item>
          <text:p text:style-name="Standard">Скільки сексуальних партнерів у вас було в житті?</text:p>
        </text:list-item>
        <text:list-item>
          <text:p text:style-name="Standard">Яка ваша ситуація найбільше бентежила, перебуваючи в ліжку?</text:p>
        </text:list-item>
        <text:list-item>
          <text:p text:style-name="Standard">Ви любите секс бути грубим або чуттєвим?</text:p>
        </text:list-item>
        <text:list-item>
          <text:p text:style-name="Standard">Ви б не хотіли бути з покірним або домінуючим партнером?</text:p>
        </text:list-item>
        <text:list-item>
          <text:p text:style-name="Standard">Хто подарував вам перший оргазм?</text:p>
        </text:list-item>
        <text:list-item>
          <text:p text:style-name="Standard">Ви коли-небудь були подругами? Якщо так, ким?</text:p>
        </text:list-item>
        <text:list-item>
          <text:p text:style-name="Standard">Що викликає оргазм під час сексу?</text:p>
        </text:list-item>
        <text:list-item>
          <text:p text:style-name="Standard">Ви коли-небудь проводили оргію?</text:p>
        </text:list-item>
        <text:list-item>
          <text:p text:style-name="Standard">Коли вперше у вас виник оргазм?</text:p>
        </text:list-item>
        <text:list-item>
          <text:p text:style-name="Standard">Ви коли-небудь брали чиєсь дівоцтво?</text:p>
        </text:list-item>
        <text:list-item>
          <text:p text:style-name="Standard">У вас колись був трійка?</text:p>
        </text:list-item>
        <text:list-item>
          <text:p text:style-name="Standard">Ви коли-небудь були пов’язані? Якщо ні, ви хочете спробувати?</text:p>
        </text:list-item>
        <text:list-item>
          <text:p text:style-name="Standard">Що вас найбільше збуджує?</text:p>
        </text:list-item>
        <text:list-item>
          <text:p text:style-name="Standard">Що найнеприємніше, що ви коли-небудь робили сексуально?</text:p>
        </text:list-item>
        <text:list-item>
          <text:p text:style-name="Standard">Ваш улюблений тип порно?</text:p>
        </text:list-item>
        <text:list-item>
          <text:p text:style-name="Standard">Ви коли-небудь мастурбували в громадських місцях?</text:p>
        </text:list-item>
        <text:list-item>
          <text:p text:style-name="Standard">Яке найулюбленіше місце у вас на тілі для поцілунків?</text:p>
        </text:list-item>
        <text:list-item>
          <text:p text:style-name="Standard">Яка найулюбленіша секс іграшка, та опишіть процес?</text:p>
        </text:list-item>
        <text:list-item>
          <text:p text:style-name="Standard"/>
        </text:list-item>
        <text:list-item>
          <text:p text:style-name="Standard">Яка ваша найвиразніша сексуальна фантазія?</text:p>
        </text:list-item>
        <text:list-item>
          <text:p text:style-name="Standard">Які ваші найбрудніші секрети?</text:p>
        </text:list-item>
        <text:list-item>
          <text:p text:style-name="Standard">Ви коли-небудь пробували анальний секс?</text:p>
        </text:list-item>
        <text:list-item>
          <text:p text:style-name="Standard">Яку секс-іграшку ви хочете спробувати?</text:p>
        </text:list-item>
        <text:list-item>
          <text:p text:style-name="Standard">Ви коли-небудь робили сексуальні речі з їжею?</text:p>
        </text:list-item>
        <text:list-item>
          <text:p text:style-name="Standard">Завдання на потім, зробіть відео де ви користуєтеся секс-іграшкою та відправте партнеру</text:p>
        </text:list-item>
        <text:list-item>
          <text:p text:style-name="Standard">Скажи мені, що ти хочеш, щоб я зробив тобі наступного разу, коли ми побачимось.</text:p>
        </text:list-item>
        <text:list-item>
          <text:p text:style-name="Standard">Завдання на потім. Надішліть мені відео про те, як ви робите стриптиз.</text:p>
        </text:list-item>
        <text:list-item>
          <text:p text:style-name="Standard">Замовляйте нову сексуальну нижню білизну на наступний раз.</text:p>
        </text:list-item>
        <text:list-item>
          <text:p text:style-name="Standard">Надішліть мені відео, як ви мастурбуєте.</text:p>
        </text:list-item>
        <text:list-item>
          <text:p text:style-name="Standard">Скажи мені щось, що збудить мене.</text:p>
        </text:list-item>
        <text:list-item>
          <text:p text:style-name="Standard">Завдання на потім. Надішліть мені голосове повідомлення про те, що ви уявляєте як робите з партнером.</text:p>
        </text:list-item>
        <text:list-item>
          <text:p text:style-name="Standard"><text:soft-page-break/>Завдання на потім/зараз. Надішліть мені своє сексуальне фото.</text:p>
        </text:list-item>
        <text:list-item>
          <text:p text:style-name="Standard">Надішліть мені оголене селфі.</text:p>
        </text:list-item>
        <text:list-item>
          <text:p text:style-name="Standard"/>
        </text:list-item>
        <text:list-item>
          <text:p text:style-name="Standard">Прочитайте мені еротичну історію за допомогою голосового повідомлення.</text:p>
        </text:list-item>
        <text:list-item>
          <text:p text:style-name="Standard"/>
        </text:list-item>
        <text:list-item>
          <text:p text:style-name="Standard">Зателефонуйте мені і ввімкніть мене.</text:p>
        </text:list-item>
        <text:list-item>
          <text:p text:style-name="Standard"/>
        </text:list-item>
        <text:list-item>
          <text:p text:style-name="Standard">Надішліть мені відео, як ви робите мінет з бананом.</text:p>
        </text:list-item>
        <text:list-item>
          <text:p text:style-name="Standard">Стогнуть так, ніби ви були в екстазі 15 секунд.</text:p>
        </text:list-item>
        <text:list-item>
          <text:p text:style-name="Standard"/>
        </text:list-item>
        <text:list-item>
          <text:p text:style-name="Standard"/>
        </text:list-item>
        <text:list-item>
          <text:p text:style-name="Standard"/>
        </text:list-item>
        <text:list-item>
          <text:p text:style-name="Standard">Що перше, що ти зробив би, якби ти прокинувся як протилежна стать?</text:p>
        </text:list-item>
        <text:list-item>
          <text:p text:style-name="Standard">Ви коли-небудь дозволяли комусь іншому потрапляти в халепу за щось, що ви зробили?</text:p>
        </text:list-item>
        <text:list-item>
          <text:p text:style-name="Standard">Що найприємніше, що ви коли-небудь робили?</text:p>
        </text:list-item>
        <text:list-item>
          <text:p text:style-name="Standard">Яка найсмішніша причина, вашого сексуального знущання над кимось?</text:p>
        </text:list-item>
        <text:list-item>
          <text:p text:style-name="Standard">Яка у вас найгірша звичка?</text:p>
        </text:list-item>
        <text:list-item>
          <text:p text:style-name="Standard">Як ви думаєте, яка ваша найкраща риса? А що найгірше?</text:p>
        </text:list-item>
        <text:list-item>
          <text:p text:style-name="Standard">Що найсміливіше, що ви коли-небудь робили?</text:p>
        </text:list-item>
        <text:list-item>
          <text:p text:style-name="Standard"/>
        </text:list-item>
        <text:list-item>
          <text:p text:style-name="Standard"/>
        </text:list-item>
        <text:list-item>
          <text:p text:style-name="Standard"/>
        </text:list-item>
        <text:list-item>
          <text:p text:style-name="Standard">Про секс в якому місці ти мрієш найбільше?</text:p>
        </text:list-item>
        <text:list-item>
          <text:p text:style-name="Standard">Якби ви збиралися заробляти гроші незаконно, як би ви це зробили?</text:p>
        </text:list-item>
        <text:list-item>
          <text:p text:style-name="Standard">Що таке дитяче, що ти все ще робиш?</text:p>
        </text:list-item>
        <text:list-item>
          <text:p text:style-name="Standard">Які дії можуть вас найбільше вразити в інтимі?</text:p>
        </text:list-item>
        <text:list-item>
          <text:p text:style-name="Standard">Якби тобі дозволено вживати лише 3 слова до кінця вечора відтепер - що це було б?</text:p>
        </text:list-item>
        <text:list-item>
          <text:p text:style-name="Standard">Якби ви були диктатором, який би закон ви вперше прийняли?</text:p>
        </text:list-item>
        <text:list-item>
          <text:p text:style-name="Standard">Що було найбільше бентежно у ваш шкільний час / час навчання / освіта / минулого року?</text:p>
        </text:list-item>
        <text:list-item>
          <text:p text:style-name="Standard">Яка була найбільша помилка у вашому житті?</text:p>
        </text:list-item>
        <text:list-item>
          <text:p text:style-name="Standard">Що б ти ніколи не робив - навіть якщо ти знаєш, що у тебе є лише ще 12 годин жити?</text:p>
        </text:list-item>
        <text:list-item>
          <text:p text:style-name="Standard">Яке правопорушення ви вчинили?</text:p>
        </text:list-item>
        <text:list-item>
          <text:p text:style-name="Standard">Розкажи мені секрет з дитинства.</text:p>
        </text:list-item>
        <text:list-item>
          <text:p text:style-name="Standard">Який ваш найбільший (секретний) порок?</text:p>
        </text:list-item>
        <text:list-item>
          <text:p text:style-name="Standard">Що б ви хотіли зробити зі мною … (або особою), якби ви могли потім стерти мою (її, його …) пам’ять?</text:p>
        </text:list-item>
        <text:list-item>
          <text:p text:style-name="Standard">Що найгірше, що ти коли-небудь робив комусь?</text:p>
        </text:list-item>
        <text:list-item>
          <text:p text:style-name="Standard">Чи збуджує тебе як партнер задовільняє себе?</text:p>
        </text:list-item>
        <text:list-item>
          <text:p text:style-name="Standard">Чи збуджує вас спостерігати за партнером під час самозадоволення?</text:p>
        </text:list-item>
        <text:list-item>
          <text:p text:style-name="Standard">Як ви уявляєте найкращий секс? Опишіть.</text:p>
        </text:list-item>
        <text:list-item>
          <text:p text:style-name="Standard"><text:soft-page-break/></text:p>
        </text:list-item>
        <text:list-item>
          <text:p text:style-name="Standard">Що найгірше, що ви коли-небудь переживали?</text:p>
        </text:list-item>
        <text:list-item>
          <text:p text:style-name="Standard">Який тобі був найгірший сексуальний досвід?</text:p>
        </text:list-item>
        <text:list-item>
          <text:p text:style-name="Standard">Ви коли-небудь пускали штани на публіці?</text:p>
        </text:list-item>
        <text:list-item>
          <text:p text:style-name="Standard">Яка ваша найтемніша фантазія?</text:p>
        </text:list-item>
        <text:list-item>
          <text:p text:style-name="Standard">Що найприємніше, що ви коли-небудь переживали з іншою людиною?</text:p>
        </text:list-item>
        <text:list-item>
          <text:p text:style-name="Standard">Що у сексі для вас табу? Чому?</text:p>
        </text:list-item>
        <text:list-item>
          <text:p text:style-name="Standard">Що вам найбільше подобається у вашому тілі і що ні?</text:p>
        </text:list-item>
        <text:list-item>
          <text:p text:style-name="Standard">Вам коли-небудь приснився еротичний сон, в якому траплявся хтось конректний?</text:p>
        </text:list-item>
        <text:list-item>
          <text:p text:style-name="Standard">Якби ви татуювали себе в області геніталій - що б там було?</text:p>
        </text:list-item>
        <text:list-item>
          <text:p text:style-name="Standard">Що важливіше у стосунках - секс чи любов?</text:p>
        </text:list-item>
        <text:list-item>
          <text:p text:style-name="Standard">Ви вважаєте, що секс крутий, хороший, добре, іноді приємний - чи це не так важливо для вас?</text:p>
        </text:list-item>
        <text:list-item>
          <text:p text:style-name="Standard">Що робить вас справді хорошим у сексі?</text:p>
        </text:list-item>
        <text:list-item>
          <text:p text:style-name="Standard">Скільки разів на тиждень / місяць ви займаєтесь сексом - і як часто ви хотіли б займатися сексом?</text:p>
        </text:list-item>
        <text:list-item>
          <text:p text:style-name="Standard">Яка частина тіла вас найбільше збуджує?</text:p>
        </text:list-item>
        <text:list-item>
          <text:p text:style-name="Standard">Наскільки важливий для вас розширений прелюдія?</text:p>
        </text:list-item>
        <text:list-item>
          <text:p text:style-name="Standard">Що повинен зробити чоловік / жінка, щоб спокусити вас?</text:p>
        </text:list-item>
        <text:list-item>
          <text:p text:style-name="Standard"/>
        </text:list-item>
        <text:list-item>
          <text:p text:style-name="Standard"/>
        </text:list-item>
        <text:list-item>
          <text:p text:style-name="Standard"/>
        </text:list-item>
        <text:list-item>
          <text:p text:style-name="Standard">Який найприємніший момент у сексі ви коли-небудь мали?</text:p>
        </text:list-item>
        <text:list-item>
          <text:p text:style-name="Standard">Ви цілком закохані, але потім він / вона йде. Що має статися, щоб ти зупинив?</text:p>
        </text:list-item>
        <text:list-item>
          <text:p text:style-name="Standard">Що ти вважаєшь найпривабливішим у жінці - груди, попка чи обличчя?</text:p>
        </text:list-item>
        <text:list-item>
          <text:p text:style-name="Standard">Що спочатку шукаєш у партнера і що він повинен мати, щоб ти подумав: awwwww, cool!</text:p>
        </text:list-item>
        <text:list-item>
          <text:p text:style-name="Standard">Ви коли-небудь задовольняли себе думкою про один із цього раунду?</text:p>
        </text:list-item>
        <text:list-item>
          <text:p text:style-name="Standard">Яке улюблене становище під час сексу? (своє становище)</text:p>
        </text:list-item>
        <text:list-item>
          <text:p text:style-name="Standard">Що є абсолютним табу під час сексу?</text:p>
        </text:list-item>
        <text:list-item>
          <text:p text:style-name="Standard">Що найгарячіше, що ти коли-небудь робив?</text:p>
        </text:list-item>
        <text:list-item>
          <text:p text:style-name="Standard">Ви коли-небудь мали кіберсекс або телефонний секс - і з ким?</text:p>
        </text:list-item>
        <text:list-item>
          <text:p text:style-name="Standard">Яке ваше найсоромніше таємне бажання?</text:p>
        </text:list-item>
        <text:list-item>
          <text:p text:style-name="Standard"/>
        </text:list-item>
        <text:list-item>
          <text:p text:style-name="Standard">Якби ви скористувались сексом за гроші, кого ви б обрали?</text:p>
        </text:list-item>
        <text:list-item>
          <text:p text:style-name="Standard">Який був ваш наймудріший досвід сексу?</text:p>
        </text:list-item>
        <text:list-item>
          <text:p text:style-name="Standard">Ви коли-небудь мали небезпечний секс - і як саме це було?</text:p>
        </text:list-item>
        <text:list-item>
          <text:p text:style-name="Standard">Про що ти найбільше любиш думати, коли задовольняєш себе?</text:p>
        </text:list-item>
        <text:list-item>
          <text:p text:style-name="Standard">Ти займався сексом зі мною. Що б ти сказав мені згодом?</text:p>
        </text:list-item>
        <text:list-item>
          <text:p text:style-name="Standard">Який найкраща позиція для сексу для вас у всій квартирі?</text:p>
        </text:list-item>
        <text:list-item>
          <text:p text:style-name="Standard"/>
        </text:list-item>
        <text:list-item>
          <text:p text:style-name="Standard">З ким у вас був найкращий секс у житті?</text:p>
        </text:list-item>
        <text:list-item>
          <text:p text:style-name="Standard">Ви коли-небудь платили за секс?</text:p>
        </text:list-item>
        <text:list-item>
          <text:p text:style-name="Standard">Що найвиразніше запамяталось у сні про секс?</text:p>
        </text:list-item>
        <text:list-item>
          <text:p text:style-name="Standard"><text:soft-page-break/>Ви коли-небудь дивувалися під час сексу - і ким?</text:p>
        </text:list-item>
        <text:list-item>
          <text:p text:style-name="Standard">Яка улюблена позиція?</text:p>
        </text:list-item>
        <text:list-item>
          <text:p text:style-name="Standard">Де ваша ерогенна зона?</text:p>
        </text:list-item>
        <text:list-item>
          <text:p text:style-name="Standard"/>
        </text:list-item>
        <text:list-item>
          <text:p text:style-name="Standard">З ким у вас було найгарячіше побачення?</text:p>
        </text:list-item>
        <text:list-item>
          <text:p text:style-name="Standard">Ти ще діва?</text:p>
        </text:list-item>
        <text:list-item>
          <text:p text:style-name="Standard">На туалеті: складання чи згортання туалетного паперу?</text:p>
        </text:list-item>
        <text:list-item>
          <text:p text:style-name="Standard">Ви коли-небудь чули стогін сестри / брата?</text:p>
        </text:list-item>
        <text:list-item>
          <text:p text:style-name="Standard">Ви коли-небудь ловили когось під час маструбації?</text:p>
        </text:list-item>
        <text:list-item>
          <text:p text:style-name="Standard">У яких місцях ви займалися сексом?</text:p>
        </text:list-item>
        <text:list-item>
          <text:p text:style-name="Standard">Ви коли-небудь обманювали когось?</text:p>
        </text:list-item>
        <text:list-item>
          <text:p text:style-name="Standard"/>
        </text:list-item>
        <text:list-item>
          <text:p text:style-name="Standard"/>
        </text:list-item>
        <text:list-item>
          <text:p text:style-name="Standard">Візьміть банан або огірок і імітуйте ідеальний BlowJob.</text:p>
        </text:list-item>
        <text:list-item>
          <text:p text:style-name="Standard"/>
        </text:list-item>
        <text:list-item>
          <text:p text:style-name="Standard">Тримайте за ерогенну частину тіла партнера, протягом 5 хвилин. Оберіть самі де.</text:p>
        </text:list-item>
        <text:list-item>
          <text:p text:style-name="Standard"/>
        </text:list-item>
        <text:list-item>
          <text:p text:style-name="Standard">Масажуйте ноги партера</text:p>
        </text:list-item>
        <text:list-item>
          <text:p text:style-name="Standard">Зробіть танець живота протягом 1 хвилини.</text:p>
        </text:list-item>
        <text:list-item>
          <text:p text:style-name="Standard"/>
        </text:list-item>
        <text:list-item>
          <text:p text:style-name="Standard">Обміняйте одяг з іншим гравцем прямо протилежно.</text:p>
        </text:list-item>
        <text:list-item>
          <text:p text:style-name="Standard">Зроби 2-хвилинний масаж голови партнеру.</text:p>
        </text:list-item>
        <text:list-item>
          <text:p text:style-name="Standard"/>
        </text:list-item>
        <text:list-item>
          <text:p text:style-name="Standard">Нагодуй партнера чимось, але сексуально.</text:p>
        </text:list-item>
        <text:list-item>
          <text:p text:style-name="Standard">Скажіть партнеру, у яких секс мріях уявляєш.</text:p>
        </text:list-item>
        <text:list-item>
          <text:p text:style-name="Standard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728fec16bd5f605073805c3c9e7c4212a0120dc5</meta:generator>
    <dc:date>2022-08-10T18:41:30.838193294</dc:date>
    <meta:editing-duration>PT11M16S</meta:editing-duration>
    <meta:editing-cycles>1</meta:editing-cycles>
    <meta:document-statistic meta:table-count="0" meta:image-count="0" meta:object-count="0" meta:page-count="5" meta:paragraph-count="189" meta:word-count="1438" meta:character-count="8014" meta:non-whitespace-character-count="6929"/>
  </office:meta>
</office:document-meta>
</file>